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b77be" draw:textarea-horizontal-align="justify" draw:textarea-vertical-align="middle" draw:auto-grow-height="false" fo:min-height="2.483cm" fo:min-width="2.501cm"/>
    </style:style>
    <style:style style:name="gr2" style:family="graphic" style:parent-style-name="standard">
      <style:graphic-properties draw:fill-color="#4b77be" draw:textarea-horizontal-align="justify" draw:textarea-vertical-align="middle" draw:auto-grow-height="false" fo:min-height="4.196cm" fo:min-width="5.242cm"/>
    </style:style>
    <style:style style:name="gr3" style:family="graphic" style:parent-style-name="objectwithoutfill">
      <style:graphic-properties svg:stroke-color="#4b77be" draw:marker-end="Arrow" draw:marker-end-width="0.3cm" draw:fill="none" draw:textarea-vertical-align="middle"/>
    </style:style>
    <style:style style:name="gr4" style:family="graphic" style:parent-style-name="standard">
      <style:graphic-properties draw:fill-color="#4b77be" draw:textarea-horizontal-align="justify" draw:textarea-vertical-align="middle" draw:auto-grow-height="false" fo:min-height="1.75cm" fo:min-width="3.499cm"/>
    </style:style>
    <style:style style:name="gr5" style:family="graphic" style:parent-style-name="standard">
      <style:graphic-properties draw:fill-color="#4b77be" draw:textarea-horizontal-align="justify" draw:textarea-vertical-align="middle" draw:auto-grow-height="false" fo:min-height="2.085cm" fo:min-width="1.998cm"/>
    </style:style>
    <style:style style:name="gr6" style:family="graphic" style:parent-style-name="standard">
      <style:graphic-properties draw:fill-color="#4b77be" draw:textarea-horizontal-align="justify" draw:textarea-vertical-align="middle" draw:auto-grow-height="false" fo:min-height="1.751cm" fo:min-width="2.722cm"/>
    </style:style>
    <style:style style:name="gr7" style:family="graphic" style:parent-style-name="standard">
      <style:graphic-properties draw:fill-color="#4b77be" draw:textarea-horizontal-align="justify" draw:textarea-vertical-align="middle" draw:auto-grow-height="false" fo:min-height="2.151cm" fo:min-width="1.61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4b77be"/>
      <style:paragraph-properties fo:text-align="center"/>
      <style:text-properties fo:color="#ffffff" style:font-name="Raleway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4b77be"/>
      <style:paragraph-properties fo:text-align="center"/>
      <style:text-properties fo:color="#ffffff"/>
    </style:style>
    <style:style style:name="T1" style:family="text">
      <style:text-properties style:font-name="Raleway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3.4cm" svg:x="8cm" svg:y="2cm">
          <text:p text:style-name="P1"><text:span text:style-name="T1">Data</text:span></text:p>
          <text:p text:style-name="P1"><text:span text:style-name="T1">templ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2" draw:id="id2" draw:layer="layout" svg:width="6.2cm" svg:height="4.8cm" svg:x="6.4cm" svg:y="6.3cm">
          <text:p text:style-name="P1"><text:span text:style-name="T1">sapfluxnetQC1</text:span></text:p>
          <text:p text:style-name="P1"><text:span text:style-name="T1">R</text:span></text:p>
          <text:p text:style-name="P1"><text:span text:style-name="T1">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svg:x1="9.5cm" svg:y1="5.199cm" svg:x2="9.5cm" svg:y2="6.3cm" draw:start-shape="id1" draw:start-glue-point="6" draw:end-shape="id2" draw:end-glue-point="4" svg:d="M9500 5199v1101" svg:viewBox="0 0 1 1102">
          <text:p/>
        </draw:connector>
        <draw:custom-shape draw:style-name="gr4" draw:text-style-name="P2" xml:id="id4" draw:id="id4" draw:layer="layout" svg:width="3.999cm" svg:height="2cm" svg:x="7.499cm" svg:y="12.401cm">
          <text:p text:style-name="P1"><text:span text:style-name="T1">QC passed</text:span></text:p>
          <text:p text:style-name="P1"><text:span text:style-name="T1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6.4cm" svg:y1="8.7cm" svg:x2="4.35cm" svg:y2="12.4cm" draw:start-shape="id2" draw:start-glue-point="5" draw:end-shape="id3" draw:end-glue-point="4" svg:d="M6400 8700h-2050v3700" svg:viewBox="0 0 2051 3701">
          <text:p/>
        </draw:connector>
        <draw:connector draw:style-name="gr3" draw:text-style-name="P3" draw:layer="layout" svg:x1="9.5cm" svg:y1="11.1cm" svg:x2="9.498cm" svg:y2="12.401cm" draw:start-shape="id2" draw:start-glue-point="6" draw:end-shape="id4" svg:d="M9500 11100v651h-2v650" svg:viewBox="0 0 3 1302">
          <text:p/>
        </draw:connector>
        <draw:connector draw:style-name="gr3" draw:text-style-name="P3" draw:layer="layout" svg:x1="12.6cm" svg:y1="8.7cm" svg:x2="14.85cm" svg:y2="12.4cm" draw:start-shape="id2" draw:start-glue-point="7" draw:end-shape="id5" draw:end-glue-point="4" svg:d="M12600 8700h2250v3700" svg:viewBox="0 0 2251 3701">
          <text:p/>
        </draw:connector>
        <draw:custom-shape draw:style-name="gr5" draw:text-style-name="P4" xml:id="id3" draw:id="id3" draw:layer="layout" svg:width="2.9cm" svg:height="3.5cm" svg:x="2.9cm" svg:y="12.4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4" xml:id="id5" draw:id="id5" draw:layer="layout" svg:width="4.9cm" svg:height="2cm" svg:x="12.4cm" svg:y="12.4cm">
          <text:p text:style-name="P1"><text:span text:style-name="T1">Interactive</text:span></text:p>
          <text:p text:style-name="P1"><text:span text:style-name="T1">app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2" xml:id="id6" draw:id="id6" draw:layer="layout" svg:width="4cm" svg:height="2.4cm" svg:x="7.5cm" svg:y="15.8cm">
          <text:p text:style-name="P1"><text:span text:style-name="T1">SQL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3" draw:layer="layout" svg:x1="9.499cm" svg:y1="14.401cm" svg:x2="9.5cm" svg:y2="15.8cm" draw:start-shape="id4" draw:start-glue-point="6" draw:end-shape="id6" draw:end-glue-point="4" svg:d="M9499 14401v700h1v699" svg:viewBox="0 0 2 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2:35:48.722662954</meta:creation-date>
    <dc:date>2017-01-16T12:52:45.345189287</dc:date>
    <meta:editing-duration>PT5M16S</meta:editing-duration>
    <meta:editing-cycles>3</meta:editing-cycles>
    <meta:generator>LibreOffice/5.2.4.2$Linux_X86_64 LibreOffice_project/20m0$Build-2</meta:generator>
    <meta:document-statistic meta:object-count="11"/>
  </office:meta>
</office:document-meta>
</file>